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3800003BF80000147D3100FC79.wmf"/>
  <manifest:file-entry manifest:media-type="" manifest:full-path="Pictures/2000022600004E3E000025173FD325C0.wmf"/>
  <manifest:file-entry manifest:media-type="" manifest:full-path="Pictures/200002E7000049E600003043BA7FD9F8.wmf"/>
  <manifest:file-entry manifest:media-type="" manifest:full-path="Pictures/200001F0000042AF00002F4A1657D709.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nux Libertine2" fo:font-size="14pt" fo:font-weight="bold" officeooo:rsid="0001b608" officeooo:paragraph-rsid="0001b608" style:font-size-asian="14pt" style:font-weight-asian="bold" style:font-size-complex="14pt" style:font-weight-complex="bold"/>
    </style:style>
    <style:style style:name="P2" style:family="paragraph" style:parent-style-name="Standard">
      <style:text-properties style:font-name="Linux Libertine2" fo:font-size="14pt" fo:font-weight="bold" officeooo:rsid="002c771a" officeooo:paragraph-rsid="002c771a" style:font-size-asian="14pt" style:font-weight-asian="bold" style:font-size-complex="14pt" style:font-weight-complex="bold"/>
    </style:style>
    <style:style style:name="P3" style:family="paragraph" style:parent-style-name="Standard">
      <style:text-properties style:font-name="Linux Libertine2" fo:font-size="14pt" fo:font-weight="bold" officeooo:rsid="0035c8d5" officeooo:paragraph-rsid="0035c8d5" style:font-size-asian="14pt" style:font-weight-asian="bold" style:font-size-complex="14pt" style:font-weight-complex="bold"/>
    </style:style>
    <style:style style:name="P4" style:family="paragraph" style:parent-style-name="Standard">
      <style:text-properties style:font-name="Linux Libertine2" officeooo:rsid="0001b608" officeooo:paragraph-rsid="0001b608"/>
    </style:style>
    <style:style style:name="P5" style:family="paragraph" style:parent-style-name="Standard">
      <style:paragraph-properties fo:text-align="justify" style:justify-single-word="false"/>
      <style:text-properties style:font-name="Linux Libertine2" officeooo:rsid="0001b608" officeooo:paragraph-rsid="003635e3"/>
    </style:style>
    <style:style style:name="P6" style:family="paragraph" style:parent-style-name="Standard">
      <style:paragraph-properties fo:text-align="justify" style:justify-single-word="false"/>
      <style:text-properties style:font-name="Linux Libertine2" officeooo:rsid="0001b608" officeooo:paragraph-rsid="0001b608"/>
    </style:style>
    <style:style style:name="P7" style:family="paragraph" style:parent-style-name="Standard">
      <style:text-properties style:font-name="Linux Libertine2" fo:font-weight="bold" officeooo:rsid="0001b608" officeooo:paragraph-rsid="0001b608" style:font-weight-asian="bold" style:font-weight-complex="bold"/>
    </style:style>
    <style:style style:name="P8" style:family="paragraph" style:parent-style-name="Standard">
      <style:paragraph-properties fo:text-align="justify" style:justify-single-word="false"/>
      <style:text-properties style:font-name="Linux Libertine2" fo:font-weight="bold" officeooo:rsid="00386894" officeooo:paragraph-rsid="007a85a4" style:font-weight-asian="bold" style:font-weight-complex="bold"/>
    </style:style>
    <style:style style:name="P9" style:family="paragraph" style:parent-style-name="Standard">
      <style:paragraph-properties fo:text-align="justify" style:justify-single-word="false"/>
      <style:text-properties style:font-name="Linux Libertine2" fo:font-weight="bold" officeooo:rsid="00386894" officeooo:paragraph-rsid="007c0d69" style:font-weight-asian="bold" style:font-weight-complex="bold"/>
    </style:style>
    <style:style style:name="P10" style:family="paragraph" style:parent-style-name="Standard">
      <style:paragraph-properties fo:text-align="justify" style:justify-single-word="false"/>
      <style:text-properties style:font-name="Linux Libertine2" fo:font-weight="bold" officeooo:rsid="00386894" officeooo:paragraph-rsid="008b6716" style:font-weight-asian="bold" style:font-weight-complex="bold"/>
    </style:style>
    <style:style style:name="P11" style:family="paragraph" style:parent-style-name="Standard">
      <style:text-properties style:font-name="Linux Libertine2" fo:font-size="12pt" fo:font-weight="bold" officeooo:rsid="0001b608" officeooo:paragraph-rsid="002c771a" style:font-size-asian="12pt" style:font-weight-asian="bold" style:font-size-complex="12pt" style:font-weight-complex="bold"/>
    </style:style>
    <style:style style:name="P12" style:family="paragraph" style:parent-style-name="Standard">
      <style:text-properties style:font-name="Linux Libertine2" fo:font-size="12pt" fo:font-weight="bold" officeooo:rsid="002c771a" officeooo:paragraph-rsid="0001b608" style:font-size-asian="12pt" style:font-weight-asian="bold" style:font-size-complex="12pt" style:font-weight-complex="bold"/>
    </style:style>
    <style:style style:name="P13" style:family="paragraph" style:parent-style-name="Standard">
      <style:text-properties style:font-name="Linux Libertine2" fo:font-size="12pt" fo:font-weight="bold" officeooo:rsid="002c771a" officeooo:paragraph-rsid="002c771a"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nux Libertine2" officeooo:rsid="0035c8d5" officeooo:paragraph-rsid="0001b608"/>
    </style:style>
    <style:style style:name="P15" style:family="paragraph" style:parent-style-name="Standard">
      <style:paragraph-properties fo:text-align="justify" style:justify-single-word="false"/>
      <style:text-properties style:font-name="Linux Libertine2" officeooo:rsid="0060d150" officeooo:paragraph-rsid="0001b608"/>
    </style:style>
    <style:style style:name="P16" style:family="paragraph" style:parent-style-name="Standard">
      <style:paragraph-properties fo:text-align="justify" style:justify-single-word="false"/>
      <style:text-properties style:font-name="Linux Libertine2" fo:font-style="italic" officeooo:rsid="0060d150" officeooo:paragraph-rsid="0001b608" style:font-style-asian="italic" style:font-style-complex="italic"/>
    </style:style>
    <style:style style:name="P17" style:family="paragraph" style:parent-style-name="Standard">
      <style:paragraph-properties fo:text-align="justify" style:justify-single-word="false"/>
      <style:text-properties style:font-name="Linux Libertine2" officeooo:rsid="006305b7" officeooo:paragraph-rsid="006305b7"/>
    </style:style>
    <style:style style:name="P18" style:family="paragraph" style:parent-style-name="Standard">
      <style:paragraph-properties fo:text-align="justify" style:justify-single-word="false"/>
      <style:text-properties style:font-name="Linux Libertine2" officeooo:rsid="00386894" officeooo:paragraph-rsid="00386894"/>
    </style:style>
    <style:style style:name="P19" style:family="paragraph" style:parent-style-name="Standard">
      <style:paragraph-properties fo:text-align="justify" style:justify-single-word="false"/>
      <style:text-properties style:font-name="Linux Libertine2" officeooo:rsid="00386894" officeooo:paragraph-rsid="007a85a4"/>
    </style:style>
    <style:style style:name="P20" style:family="paragraph" style:parent-style-name="Standard">
      <style:paragraph-properties fo:break-before="page"/>
      <style:text-properties style:font-name="Linux Libertine2" officeooo:rsid="0001b608" officeooo:paragraph-rsid="0001b608"/>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666769"/>
    </style:style>
    <style:style style:name="P23" style:family="paragraph" style:parent-style-name="Text_20_body">
      <style:paragraph-properties fo:text-align="justify" style:justify-single-word="false"/>
      <style:text-properties officeooo:paragraph-rsid="00738dbd"/>
    </style:style>
    <style:style style:name="P24" style:family="paragraph" style:parent-style-name="Text_20_body">
      <style:paragraph-properties fo:text-align="justify" style:justify-single-word="false"/>
      <style:text-properties officeooo:paragraph-rsid="008163ed"/>
    </style:style>
    <style:style style:name="P25" style:family="paragraph" style:parent-style-name="Text_20_body">
      <style:paragraph-properties fo:text-align="justify" style:justify-single-word="false"/>
      <style:text-properties officeooo:rsid="006305b7"/>
    </style:style>
    <style:style style:name="P26" style:family="paragraph" style:parent-style-name="Text_20_body">
      <style:text-properties style:font-name="Linux Libertine2" officeooo:rsid="0067a29a"/>
    </style:style>
    <style:style style:name="P27" style:family="paragraph" style:parent-style-name="Text_20_body">
      <style:paragraph-properties fo:text-align="justify" style:justify-single-word="false"/>
      <style:text-properties style:font-name="Linux Libertine2" officeooo:rsid="0067a29a" officeooo:paragraph-rsid="0067a29a"/>
    </style:style>
    <style:style style:name="P28" style:family="paragraph" style:parent-style-name="Text_20_body">
      <style:paragraph-properties fo:text-align="justify" style:justify-single-word="false"/>
      <style:text-properties style:font-name="Linux Libertine2" fo:font-weight="bold" officeooo:rsid="006ae974" officeooo:paragraph-rsid="006ae974" style:font-weight-asian="bold" style:font-weight-complex="bold"/>
    </style:style>
    <style:style style:name="P29" style:family="paragraph" style:parent-style-name="Text_20_body">
      <style:paragraph-properties fo:text-align="justify" style:justify-single-word="false"/>
      <style:text-properties style:font-name="Linux Libertine2" fo:font-weight="bold" officeooo:rsid="006ae974" officeooo:paragraph-rsid="0071e35c" style:font-weight-asian="bold" style:font-weight-complex="bold"/>
    </style:style>
    <style:style style:name="P30" style:family="paragraph" style:parent-style-name="Text_20_body">
      <style:paragraph-properties fo:text-align="justify" style:justify-single-word="false"/>
      <style:text-properties style:font-name="Linux Libertine2" officeooo:paragraph-rsid="007f91dc"/>
    </style:style>
    <style:style style:name="P31" style:family="paragraph" style:parent-style-name="Text_20_body">
      <style:paragraph-properties fo:text-align="justify" style:justify-single-word="false"/>
      <style:text-properties style:font-name="Linux Libertine2" fo:font-weight="normal" officeooo:paragraph-rsid="007d6986" style:font-weight-asian="normal" style:font-weight-complex="normal"/>
    </style:style>
    <style:style style:name="P32" style:family="paragraph" style:parent-style-name="Text_20_body">
      <style:paragraph-properties fo:text-align="justify" style:justify-single-word="false"/>
      <style:text-properties style:font-name="Linux Libertine2" fo:font-weight="normal" officeooo:paragraph-rsid="007f91dc" style:font-weight-asian="normal" style:font-weight-complex="normal"/>
    </style:style>
    <style:style style:name="P33" style:family="paragraph" style:parent-style-name="Text_20_body">
      <style:text-properties officeooo:rsid="0067a29a"/>
    </style:style>
    <style:style style:name="P34" style:family="paragraph" style:parent-style-name="Text_20_body">
      <style:paragraph-properties fo:text-align="justify" style:justify-single-word="false"/>
      <style:text-properties fo:font-weight="bold" officeooo:paragraph-rsid="00738dbd" style:font-weight-asian="bold" style:font-weight-complex="bold"/>
    </style:style>
    <style:style style:name="P35" style:family="paragraph" style:parent-style-name="Text_20_body">
      <style:paragraph-properties fo:text-align="justify" style:justify-single-word="false"/>
      <style:text-properties fo:font-style="normal" fo:font-weight="bold" officeooo:paragraph-rsid="0076c1d8" style:font-style-asian="normal" style:font-weight-asian="bold" style:font-style-complex="normal" style:font-weight-complex="bold"/>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Standard" style:list-style-name="L1">
      <style:paragraph-properties fo:text-align="justify" style:justify-single-word="false"/>
      <style:text-properties style:font-name="Linux Libertine2" officeooo:rsid="006305b7" officeooo:paragraph-rsid="006305b7"/>
    </style:style>
    <style:style style:name="P39" style:family="paragraph" style:parent-style-name="Standard" style:list-style-name="L2">
      <style:paragraph-properties fo:text-align="justify" style:justify-single-word="false"/>
      <style:text-properties style:font-name="Linux Libertine2" officeooo:rsid="006305b7" officeooo:paragraph-rsid="006305b7"/>
    </style:style>
    <style:style style:name="P40" style:family="paragraph" style:parent-style-name="Standard" style:list-style-name="L3">
      <style:paragraph-properties fo:text-align="justify" style:justify-single-word="false"/>
      <style:text-properties style:font-name="Linux Libertine2" officeooo:rsid="006305b7" officeooo:paragraph-rsid="006305b7"/>
    </style:style>
    <style:style style:name="P41" style:family="paragraph" style:parent-style-name="Standard" style:list-style-name="L2">
      <style:paragraph-properties fo:text-align="justify" style:justify-single-word="false"/>
      <style:text-properties style:font-name="Linux Libertine2" officeooo:rsid="003635e3" officeooo:paragraph-rsid="006305b7"/>
    </style:style>
    <style:style style:name="P42" style:family="paragraph" style:parent-style-name="Standard" style:list-style-name="L2">
      <style:paragraph-properties fo:text-align="justify" style:justify-single-word="false"/>
      <style:text-properties style:font-name="Linux Libertine2" officeooo:rsid="003635e3" officeooo:paragraph-rsid="008ca583"/>
    </style:style>
    <style:style style:name="P43" style:family="paragraph" style:parent-style-name="Standard">
      <style:paragraph-properties fo:text-align="justify" style:justify-single-word="false"/>
      <style:text-properties style:font-name="Linux Libertine2" fo:font-weight="bold" officeooo:rsid="0076c1d8" officeooo:paragraph-rsid="0076c1d8" style:font-weight-asian="bold" style:font-weight-complex="bold"/>
    </style:style>
    <style:style style:name="P44" style:family="paragraph" style:parent-style-name="Standard">
      <style:paragraph-properties fo:text-align="justify" style:justify-single-word="false"/>
      <style:text-properties style:font-name="Linux Libertine2" fo:font-weight="normal" officeooo:rsid="0076c1d8" officeooo:paragraph-rsid="0076c1d8" style:font-weight-asian="normal" style:font-weight-complex="normal"/>
    </style:style>
    <style:style style:name="P45" style:family="paragraph" style:parent-style-name="Standard" style:list-style-name="L6">
      <style:paragraph-properties fo:text-align="justify" style:justify-single-word="false"/>
      <style:text-properties style:font-name="Linux Libertine2" fo:font-weight="normal" officeooo:rsid="00666769" officeooo:paragraph-rsid="00797e17" style:font-weight-asian="normal" style:font-weight-complex="normal"/>
    </style:style>
    <style:style style:name="P46" style:family="paragraph" style:parent-style-name="Standard" style:list-style-name="L6">
      <style:paragraph-properties fo:text-align="justify" style:justify-single-word="false"/>
      <style:text-properties style:font-name="Linux Libertine2" fo:font-weight="normal" officeooo:rsid="00797e17" officeooo:paragraph-rsid="00797e17" style:font-weight-asian="normal" style:font-weight-complex="normal"/>
    </style:style>
    <style:style style:name="P47" style:family="paragraph" style:parent-style-name="Standard" style:list-style-name="L6">
      <style:paragraph-properties fo:text-align="justify" style:justify-single-word="false"/>
      <style:text-properties style:font-name="Linux Libertine2" fo:font-weight="normal" officeooo:rsid="007a85a4" officeooo:paragraph-rsid="007a85a4" style:font-weight-asian="normal" style:font-weight-complex="normal"/>
    </style:style>
    <style:style style:name="P48" style:family="paragraph" style:parent-style-name="Standard">
      <style:paragraph-properties fo:text-align="justify" style:justify-single-word="false"/>
      <style:text-properties style:font-name="Linux Libertine2" fo:font-weight="normal" officeooo:rsid="007a85a4" officeooo:paragraph-rsid="007a85a4" style:font-weight-asian="normal" style:font-weight-complex="normal"/>
    </style:style>
    <style:style style:name="P49" style:family="paragraph" style:parent-style-name="Standard">
      <style:paragraph-properties fo:text-align="justify" style:justify-single-word="false"/>
      <style:text-properties style:font-name="Linux Libertine2" fo:font-weight="normal" officeooo:rsid="007c0d69" officeooo:paragraph-rsid="007c0d69" style:font-weight-asian="normal" style:font-weight-complex="normal"/>
    </style:style>
    <style:style style:name="P50" style:family="paragraph" style:parent-style-name="Standard" style:list-style-name="L6">
      <style:paragraph-properties fo:text-align="justify" style:justify-single-word="false"/>
      <style:text-properties style:font-name="Linux Libertine2" officeooo:rsid="0076c1d8" officeooo:paragraph-rsid="00797e17"/>
    </style:style>
    <style:style style:name="P51" style:family="paragraph" style:parent-style-name="Standard">
      <style:paragraph-properties fo:text-align="justify" style:justify-single-word="false"/>
      <style:text-properties style:font-name="Linux Libertine2" officeooo:rsid="007a85a4" officeooo:paragraph-rsid="007a85a4"/>
    </style:style>
    <style:style style:name="P52" style:family="paragraph" style:parent-style-name="Standard" style:list-style-name="L7">
      <style:paragraph-properties fo:text-align="justify" style:justify-single-word="false"/>
      <style:text-properties style:font-name="Linux Libertine2" officeooo:rsid="007a85a4" officeooo:paragraph-rsid="007a85a4"/>
    </style:style>
    <style:style style:name="P53" style:family="paragraph" style:parent-style-name="Standard" style:list-style-name="L8">
      <style:paragraph-properties fo:text-align="justify" style:justify-single-word="false"/>
      <style:text-properties style:font-name="Linux Libertine2" officeooo:rsid="007a85a4" officeooo:paragraph-rsid="007a85a4"/>
    </style:style>
    <style:style style:name="P54" style:family="paragraph" style:parent-style-name="Standard" style:list-style-name="L8">
      <style:paragraph-properties fo:text-align="justify" style:justify-single-word="false"/>
      <style:text-properties style:font-name="Linux Libertine2" officeooo:rsid="007c0d69" officeooo:paragraph-rsid="007c0d69"/>
    </style:style>
    <style:style style:name="P55" style:family="paragraph" style:parent-style-name="Text_20_body" style:list-style-name="L4">
      <style:paragraph-properties fo:text-align="justify" style:justify-single-word="false"/>
      <style:text-properties officeooo:paragraph-rsid="00666769"/>
    </style:style>
    <style:style style:name="P56" style:family="paragraph" style:parent-style-name="Text_20_body" style:list-style-name="L4">
      <style:paragraph-properties fo:text-align="justify" style:justify-single-word="false"/>
      <style:text-properties officeooo:paragraph-rsid="006907dd"/>
    </style:style>
    <style:style style:name="P57" style:family="paragraph" style:parent-style-name="Text_20_body" style:list-style-name="L4">
      <style:paragraph-properties fo:text-align="justify" style:justify-single-word="false"/>
      <style:text-properties style:font-name="Linux Libertine2" officeooo:rsid="00666769" officeooo:paragraph-rsid="00666769"/>
    </style:style>
    <style:style style:name="P58" style:family="paragraph" style:parent-style-name="Text_20_body" style:list-style-name="L4">
      <style:paragraph-properties fo:text-align="justify" style:justify-single-word="false"/>
      <style:text-properties style:font-name="Linux Libertine2" officeooo:rsid="0067a29a" officeooo:paragraph-rsid="0067a29a"/>
    </style:style>
    <style:style style:name="P59" style:family="paragraph" style:parent-style-name="Text_20_body" style:list-style-name="L4">
      <style:paragraph-properties fo:text-align="justify" style:justify-single-word="false"/>
      <style:text-properties style:font-name="Linux Libertine2" officeooo:rsid="00797e17" officeooo:paragraph-rsid="00797e17"/>
    </style:style>
    <style:style style:name="P60" style:family="paragraph" style:parent-style-name="Text_20_body">
      <style:paragraph-properties fo:text-align="justify" style:justify-single-word="false"/>
      <style:text-properties style:font-name="Linux Libertine2" officeooo:rsid="00738dbd" officeooo:paragraph-rsid="00738dbd"/>
    </style:style>
    <style:style style:name="P61" style:family="paragraph" style:parent-style-name="Text_20_body">
      <style:paragraph-properties fo:text-align="justify" style:justify-single-word="false"/>
      <style:text-properties style:font-name="Linux Libertine2" fo:font-weight="normal" officeooo:rsid="00738dbd" officeooo:paragraph-rsid="00738dbd" style:font-weight-asian="normal" style:font-weight-complex="normal"/>
    </style:style>
    <style:style style:name="P62" style:family="paragraph" style:parent-style-name="Text_20_body" style:list-style-name="L5">
      <style:paragraph-properties fo:text-align="justify" style:justify-single-word="false"/>
      <style:text-properties style:font-name="Linux Libertine2" fo:font-weight="normal" officeooo:rsid="00738dbd" officeooo:paragraph-rsid="00738dbd" style:font-weight-asian="normal" style:font-weight-complex="normal"/>
    </style:style>
    <style:style style:name="P63" style:family="paragraph" style:parent-style-name="Text_20_body" style:list-style-name="L5">
      <style:paragraph-properties fo:text-align="justify" style:justify-single-word="false"/>
      <style:text-properties style:font-name="Linux Libertine2" fo:font-weight="normal" officeooo:rsid="00797e17" officeooo:paragraph-rsid="00797e17" style:font-weight-asian="normal" style:font-weight-complex="normal"/>
    </style:style>
    <style:style style:name="P64" style:family="paragraph" style:parent-style-name="Text_20_body" style:list-style-name="L11">
      <style:paragraph-properties fo:text-align="justify" style:justify-single-word="false"/>
      <style:text-properties style:font-name="Linux Libertine2" fo:font-weight="normal" officeooo:paragraph-rsid="007f91dc" style:font-weight-asian="normal" style:font-weight-complex="normal"/>
    </style:style>
    <style:style style:name="P65" style:family="paragraph" style:parent-style-name="Text_20_body">
      <style:text-properties style:font-name="Linux Libertine2" officeooo:rsid="00680627"/>
    </style:style>
    <style:style style:name="P66" style:family="paragraph" style:parent-style-name="Text_20_body">
      <style:paragraph-properties fo:text-align="justify" style:justify-single-word="false"/>
      <style:text-properties style:font-name="Linux Libertine2" fo:font-style="normal" fo:font-weight="normal" officeooo:rsid="0076c1d8" officeooo:paragraph-rsid="0076c1d8" style:font-style-asian="normal" style:font-weight-asian="normal" style:font-style-complex="normal" style:font-weight-complex="normal"/>
    </style:style>
    <style:style style:name="P67" style:family="paragraph" style:parent-style-name="Text_20_body" style:list-style-name="L9">
      <style:paragraph-properties fo:text-align="justify" style:justify-single-word="false"/>
      <style:text-properties style:font-name="Linux Libertine2" fo:font-style="normal" fo:font-weight="normal" officeooo:rsid="007e231c" officeooo:paragraph-rsid="007e231c"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font-name="Linux Libertine2" fo:font-style="normal" fo:font-weight="normal" officeooo:rsid="007e231c" officeooo:paragraph-rsid="007e231c"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font-name="Linux Libertine2" fo:font-style="normal" fo:font-weight="normal" officeooo:rsid="007f91dc" officeooo:paragraph-rsid="007f91dc" style:font-style-asian="normal" style:font-weight-asian="normal" style:font-style-complex="normal" style:font-weight-complex="normal"/>
    </style:style>
    <style:style style:name="P70" style:family="paragraph" style:parent-style-name="Text_20_body" style:list-style-name="L10">
      <style:paragraph-properties fo:text-align="justify" style:justify-single-word="false"/>
      <style:text-properties style:font-name="Linux Libertine2" fo:font-style="normal" fo:font-weight="normal" officeooo:rsid="007f91dc" officeooo:paragraph-rsid="007f91dc" style:font-style-asian="normal" style:font-weight-asian="normal" style:font-style-complex="normal" style:font-weight-complex="normal"/>
    </style:style>
    <style:style style:name="P71" style:family="paragraph" style:parent-style-name="Text_20_body" style:list-style-name="L11">
      <style:paragraph-properties fo:text-align="justify" style:justify-single-word="false"/>
      <style:text-properties style:font-name="Linux Libertine2" fo:font-style="normal" fo:font-weight="normal" officeooo:rsid="007f91dc" officeooo:paragraph-rsid="007f91dc"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Linux Libertine2" fo:font-style="normal" fo:font-weight="normal" officeooo:rsid="008163ed" officeooo:paragraph-rsid="008163ed" style:font-style-asian="normal" style:font-weight-asian="normal" style:font-style-complex="normal" style:font-weight-complex="normal"/>
    </style:style>
    <style:style style:name="P73" style:family="paragraph" style:parent-style-name="Text_20_body">
      <style:text-properties style:font-name="Linux Libertine2" fo:font-style="normal" fo:font-weight="normal" officeooo:rsid="00854040" officeooo:paragraph-rsid="00854040" style:font-style-asian="normal" style:font-weight-asian="normal" style:font-style-complex="normal" style:font-weight-complex="normal"/>
    </style:style>
    <style:style style:name="P74" style:family="paragraph" style:parent-style-name="Text_20_body">
      <style:text-properties style:font-name="Linux Libertine2" fo:font-style="normal" fo:font-weight="normal" officeooo:rsid="00868815" officeooo:paragraph-rsid="00868815"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style:font-name="Linux Libertine2" fo:font-style="normal" fo:font-weight="bold" officeooo:rsid="007d246d" style:font-style-asian="normal" style:font-weight-asian="bold" style:font-style-complex="normal" style:font-weight-complex="bold"/>
    </style:style>
    <style:style style:name="P76" style:family="paragraph" style:parent-style-name="Text_20_body">
      <style:paragraph-properties fo:text-align="justify" style:justify-single-word="false"/>
      <style:text-properties style:font-name="Linux Libertine2" fo:font-style="normal" fo:font-weight="bold" officeooo:rsid="007f91dc" style:font-style-asian="normal" style:font-weight-asian="bold" style:font-style-complex="normal" style:font-weight-complex="bold"/>
    </style:style>
    <style:style style:name="P77" style:family="paragraph" style:parent-style-name="Text_20_body">
      <style:text-properties style:font-name="Linux Libertine2" fo:font-style="italic" fo:font-weight="bold" officeooo:rsid="0084255a" style:font-style-asian="italic" style:font-weight-asian="bold" style:font-style-complex="italic" style:font-weight-complex="bold"/>
    </style:style>
    <style:style style:name="P78" style:family="paragraph" style:parent-style-name="Text_20_body" style:list-style-name="L5">
      <style:paragraph-properties fo:text-align="justify" style:justify-single-word="false"/>
      <style:text-properties fo:font-weight="bold" officeooo:paragraph-rsid="00738dbd" style:font-weight-asian="bold" style:font-weight-complex="bold"/>
    </style:style>
    <style:style style:name="P79" style:family="paragraph" style:parent-style-name="Text_20_body" style:list-style-name="L5">
      <style:paragraph-properties fo:text-align="justify" style:justify-single-word="false"/>
      <style:text-properties fo:font-weight="bold" officeooo:paragraph-rsid="0076c1d8" style:font-weight-asian="bold" style:font-weight-complex="bold"/>
    </style:style>
    <style:style style:name="P80" style:family="paragraph" style:parent-style-name="Text_20_body">
      <style:paragraph-properties fo:text-align="justify" style:justify-single-word="false"/>
      <style:text-properties fo:font-style="normal" fo:font-weight="normal" officeooo:rsid="007f91dc" officeooo:paragraph-rsid="007f91dc" style:font-style-asian="normal" style:font-weight-asian="normal" style:font-style-complex="normal" style:font-weight-complex="normal"/>
    </style:style>
    <style:style style:name="P81" style:family="paragraph" style:parent-style-name="Text_20_body">
      <style:paragraph-properties fo:text-align="justify" style:justify-single-word="false"/>
      <style:text-properties fo:font-style="normal" fo:font-weight="normal" officeooo:rsid="007e231c" officeooo:paragraph-rsid="007e231c" style:font-style-asian="normal" style:font-weight-asian="normal" style:font-style-complex="normal" style:font-weight-complex="normal"/>
    </style:style>
    <style:style style:name="P82" style:family="paragraph" style:parent-style-name="Text_20_body">
      <style:paragraph-properties fo:text-align="justify" style:justify-single-word="false"/>
      <style:text-properties fo:font-style="normal" fo:font-weight="normal" officeooo:rsid="007d6986" officeooo:paragraph-rsid="007d6986" style:font-style-asian="normal" style:font-weight-asian="normal" style:font-style-complex="normal" style:font-weight-complex="normal"/>
    </style:style>
    <style:style style:name="P83" style:family="paragraph" style:parent-style-name="Text_20_body" style:list-style-name="L12">
      <style:text-properties fo:font-style="normal" fo:font-weight="normal" officeooo:paragraph-rsid="00854040" style:font-style-asian="normal" style:font-weight-asian="normal" style:font-style-complex="normal" style:font-weight-complex="normal"/>
    </style:style>
    <style:style style:name="P84" style:family="paragraph" style:parent-style-name="Text_20_body" style:list-style-name="L13">
      <style:text-properties fo:font-style="normal" fo:font-weight="normal" officeooo:paragraph-rsid="00854040"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fo:font-style="normal" fo:font-weight="bold" officeooo:rsid="007d246d" style:font-style-asian="normal" style:font-weight-asian="bold" style:font-style-complex="normal" style:font-weight-complex="bold"/>
    </style:style>
    <style:style style:name="P86" style:family="paragraph" style:parent-style-name="Heading_20_1">
      <style:text-properties officeooo:rsid="006305b7"/>
    </style:style>
    <style:style style:name="P87" style:family="paragraph" style:parent-style-name="Heading_20_1">
      <style:text-properties style:font-name="Linux Libertine2" fo:font-style="normal" officeooo:rsid="007f91dc" style:font-style-asian="normal" style:font-style-complex="normal"/>
    </style:style>
    <style:style style:name="P88" style:family="paragraph" style:parent-style-name="Heading_20_2">
      <style:text-properties officeooo:rsid="006305b7"/>
    </style:style>
    <style:style style:name="P89" style:family="paragraph" style:parent-style-name="Heading_20_2">
      <style:text-properties style:font-name="Linux Libertine2" officeooo:rsid="0067a29a"/>
    </style:style>
    <style:style style:name="P90" style:family="paragraph" style:parent-style-name="Heading_20_2">
      <style:text-properties style:font-name="Linux Libertine2" fo:font-style="italic" fo:font-weight="bold" style:font-style-asian="italic" style:font-weight-asian="bold" style:font-style-complex="italic" style:font-weight-complex="bold"/>
    </style:style>
    <style:style style:name="P91" style:family="paragraph" style:parent-style-name="Heading_20_2">
      <style:text-properties style:font-name="Linux Libertine2" fo:font-style="italic" fo:font-weight="bold" officeooo:rsid="007d246d" style:font-style-asian="italic" style:font-weight-asian="bold" style:font-style-complex="italic" style:font-weight-complex="bold"/>
    </style:style>
    <style:style style:name="P92" style:family="paragraph" style:parent-style-name="Heading_20_2">
      <style:text-properties style:font-name="Linux Libertine2" fo:font-style="italic" fo:font-weight="bold" officeooo:rsid="0084255a" style:font-style-asian="italic" style:font-weight-asian="bold" style:font-style-complex="italic" style:font-weight-complex="bold"/>
    </style:style>
    <style:style style:name="P93" style:family="paragraph" style:parent-style-name="Heading_20_2">
      <style:text-properties style:font-name="Linux Libertine2" fo:font-style="normal" officeooo:rsid="007f91dc" style:font-style-asian="normal" style:font-style-complex="normal"/>
    </style:style>
    <style:style style:name="P94" style:family="paragraph" style:parent-style-name="Heading_20_2">
      <style:text-properties style:font-name="Linux Libertine2" fo:font-style="normal" fo:font-weight="bold" officeooo:rsid="007f91dc" style:font-style-asian="normal" style:font-weight-asian="bold" style:font-style-complex="normal" style:font-weight-complex="bold"/>
    </style:style>
    <style:style style:name="P95" style:family="paragraph" style:parent-style-name="Heading_20_2">
      <style:text-properties officeooo:rsid="0067a29a"/>
    </style:style>
    <style:style style:name="T1" style:family="text">
      <style:text-properties style:font-name="Courier New" officeooo:rsid="006305b7"/>
    </style:style>
    <style:style style:name="T2" style:family="text">
      <style:text-properties style:font-name="Courier New" officeooo:rsid="00666769"/>
    </style:style>
    <style:style style:name="T3" style:family="text">
      <style:text-properties style:font-name="Courier New" officeooo:rsid="0076c1d8"/>
    </style:style>
    <style:style style:name="T4" style:family="text">
      <style:text-properties style:font-name="Courier New" fo:font-weight="normal" officeooo:rsid="00797e17" style:font-weight-asian="normal" style:font-weight-complex="normal"/>
    </style:style>
    <style:style style:name="T5" style:family="text">
      <style:text-properties style:font-name="Courier New" fo:font-weight="normal" officeooo:rsid="007c0d69" style:font-weight-asian="normal" style:font-weight-complex="normal"/>
    </style:style>
    <style:style style:name="T6" style:family="text">
      <style:text-properties style:font-name="Courier New" fo:font-weight="normal" officeooo:rsid="008b6716" style:font-weight-asian="normal" style:font-weight-complex="normal"/>
    </style:style>
    <style:style style:name="T7" style:family="text">
      <style:text-properties style:font-name="Courier New" fo:font-style="normal" officeooo:rsid="007f91dc" style:font-style-asian="normal" style:font-style-complex="normal"/>
    </style:style>
    <style:style style:name="T8" style:family="text">
      <style:text-properties style:font-name="Courier New" fo:font-style="normal" officeooo:rsid="008163ed" style:font-style-asian="normal" style:font-style-complex="normal"/>
    </style:style>
    <style:style style:name="T9" style:family="text">
      <style:text-properties style:font-name="Courier New" fo:font-style="normal" fo:font-weight="normal" officeooo:rsid="008163ed" style:font-style-asian="normal" style:font-weight-asian="normal" style:font-style-complex="normal" style:font-weight-complex="normal"/>
    </style:style>
    <style:style style:name="T10" style:family="text">
      <style:text-properties style:font-name="Courier New" officeooo:rsid="00854040"/>
    </style:style>
    <style:style style:name="T11" style:family="text">
      <style:text-properties fo:font-weight="bold"/>
    </style:style>
    <style:style style:name="T12" style:family="text">
      <style:text-properties fo:font-weight="bold" officeooo:rsid="003635e3" style:font-weight-asian="bold" style:font-weight-complex="bold"/>
    </style:style>
    <style:style style:name="T13" style:family="text">
      <style:text-properties fo:font-weight="bold" officeooo:rsid="00451fa0" style:font-weight-asian="bold" style:font-weight-complex="bold"/>
    </style:style>
    <style:style style:name="T14" style:family="text">
      <style:text-properties fo:font-weight="bold" officeooo:rsid="0060d150" style:font-weight-asian="bold" style:font-weight-complex="bold"/>
    </style:style>
    <style:style style:name="T15" style:family="text">
      <style:text-properties fo:font-weight="bold" officeooo:rsid="007a85a4" style:font-weight-asian="bold" style:font-weight-complex="bold"/>
    </style:style>
    <style:style style:name="T16" style:family="text">
      <style:text-properties officeooo:rsid="000b26f5"/>
    </style:style>
    <style:style style:name="T17" style:family="text">
      <style:text-properties fo:font-weight="normal" officeooo:rsid="0060d150" style:font-weight-asian="normal" style:font-weight-complex="normal"/>
    </style:style>
    <style:style style:name="T18" style:family="text">
      <style:text-properties fo:font-weight="normal" officeooo:rsid="006214aa" style:font-weight-asian="normal" style:font-weight-complex="normal"/>
    </style:style>
    <style:style style:name="T19" style:family="text">
      <style:text-properties fo:font-weight="normal" officeooo:rsid="0071e35c" style:font-weight-asian="normal" style:font-weight-complex="normal"/>
    </style:style>
    <style:style style:name="T20" style:family="text">
      <style:text-properties fo:font-weight="normal" officeooo:rsid="007a85a4" style:font-weight-asian="normal" style:font-weight-complex="normal"/>
    </style:style>
    <style:style style:name="T21" style:family="text">
      <style:text-properties fo:font-weight="normal" officeooo:rsid="007c0d69" style:font-weight-asian="normal" style:font-weight-complex="normal"/>
    </style:style>
    <style:style style:name="T22" style:family="text">
      <style:text-properties fo:font-weight="normal" officeooo:rsid="007d246d" style:font-weight-asian="normal" style:font-weight-complex="normal"/>
    </style:style>
    <style:style style:name="T23" style:family="text">
      <style:text-properties fo:font-weight="normal" officeooo:rsid="008b6716" style:font-weight-asian="normal" style:font-weight-complex="normal"/>
    </style:style>
    <style:style style:name="T24" style:family="text">
      <style:text-properties fo:font-weight="normal" officeooo:rsid="008b688b" style:font-weight-asian="normal" style:font-weight-complex="normal"/>
    </style:style>
    <style:style style:name="T25" style:family="text">
      <style:text-properties officeooo:rsid="002c771a"/>
    </style:style>
    <style:style style:name="T26" style:family="text">
      <style:text-properties officeooo:rsid="0035c8d5"/>
    </style:style>
    <style:style style:name="T27" style:family="text">
      <style:text-properties fo:font-style="normal" officeooo:rsid="007d6986" style:font-style-asian="normal" style:font-style-complex="normal"/>
    </style:style>
    <style:style style:name="T28" style:family="text">
      <style:text-properties fo:font-style="normal" officeooo:rsid="007e231c" style:font-style-asian="normal" style:font-style-complex="normal"/>
    </style:style>
    <style:style style:name="T29" style:family="text">
      <style:text-properties fo:font-style="normal" officeooo:rsid="007f91dc" style:font-style-asian="normal" style:font-style-complex="normal"/>
    </style:style>
    <style:style style:name="T30" style:family="text">
      <style:text-properties fo:font-style="normal" officeooo:rsid="008163ed" style:font-style-asian="normal" style:font-style-complex="normal"/>
    </style:style>
    <style:style style:name="T31" style:family="text">
      <style:text-properties fo:font-style="normal" fo:font-weight="bold" officeooo:rsid="007f91dc" style:font-style-asian="normal" style:font-weight-asian="bold" style:font-style-complex="normal" style:font-weight-complex="bold"/>
    </style:style>
    <style:style style:name="T32" style:family="text">
      <style:text-properties fo:font-style="normal" fo:font-weight="normal" officeooo:rsid="007f91dc" style:font-style-asian="normal" style:font-weight-asian="normal" style:font-style-complex="normal" style:font-weight-complex="normal"/>
    </style:style>
    <style:style style:name="T33" style:family="text">
      <style:text-properties fo:font-style="normal" fo:font-weight="normal" officeooo:rsid="0087e88d" style:font-style-asian="normal" style:font-weight-asian="normal" style:font-style-complex="normal" style:font-weight-complex="normal"/>
    </style:style>
    <style:style style:name="T34" style:family="text">
      <style:text-properties fo:font-style="normal" fo:font-weight="normal" officeooo:rsid="0089c935" style:font-style-asian="normal" style:font-weight-asian="normal" style:font-style-complex="normal" style:font-weight-complex="normal"/>
    </style:style>
    <style:style style:name="T35" style:family="text">
      <style:text-properties fo:font-style="normal" fo:font-weight="normal" officeooo:rsid="008a9a45" style:font-style-asian="normal" style:font-weight-asian="normal" style:font-style-complex="normal" style:font-weight-complex="normal"/>
    </style:style>
    <style:style style:name="T36" style:family="text">
      <style:text-properties style:font-name="Linux Libertine2" fo:font-weight="normal" officeooo:rsid="00738dbd" style:font-weight-asian="normal" style:font-weight-complex="normal"/>
    </style:style>
    <style:style style:name="T37" style:family="text">
      <style:text-properties style:font-name="Linux Libertine2" fo:font-weight="normal" officeooo:rsid="00755c9e" style:font-weight-asian="normal" style:font-weight-complex="normal"/>
    </style:style>
    <style:style style:name="T38" style:family="text">
      <style:text-properties style:font-name="Linux Libertine2" fo:font-weight="normal" officeooo:rsid="0076c1d8" style:font-weight-asian="normal" style:font-weight-complex="normal"/>
    </style:style>
    <style:style style:name="T39" style:family="text">
      <style:text-properties style:font-name="Linux Libertine2" fo:font-weight="normal" officeooo:rsid="0076ced8" style:font-weight-asian="normal" style:font-weight-complex="normal"/>
    </style:style>
    <style:style style:name="T40" style:family="text">
      <style:text-properties style:font-name="Linux Libertine2" fo:font-weight="normal" officeooo:rsid="0077a8b0" style:font-weight-asian="normal" style:font-weight-complex="normal"/>
    </style:style>
    <style:style style:name="T41" style:family="text">
      <style:text-properties style:font-name="Linux Libertine2" fo:font-weight="normal" officeooo:rsid="00797e17" style:font-weight-asian="normal" style:font-weight-complex="normal"/>
    </style:style>
    <style:style style:name="T42" style:family="text">
      <style:text-properties style:font-name="Linux Libertine2" fo:font-weight="normal" officeooo:rsid="007c0d69" style:font-weight-asian="normal" style:font-weight-complex="normal"/>
    </style:style>
    <style:style style:name="T43" style:family="text">
      <style:text-properties style:font-name="Linux Libertine2" fo:font-weight="normal" officeooo:rsid="007d246d" style:font-weight-asian="normal" style:font-weight-complex="normal"/>
    </style:style>
    <style:style style:name="T44" style:family="text">
      <style:text-properties style:font-name="Linux Libertine2" fo:font-weight="normal" officeooo:rsid="008ca583" style:font-weight-asian="normal" style:font-weight-complex="normal"/>
    </style:style>
    <style:style style:name="T45" style:family="text">
      <style:text-properties style:font-name="Linux Libertine2" officeooo:rsid="0064bf69"/>
    </style:style>
    <style:style style:name="T46" style:family="text">
      <style:text-properties style:font-name="Linux Libertine2" officeooo:rsid="00666769"/>
    </style:style>
    <style:style style:name="T47" style:family="text">
      <style:text-properties style:font-name="Linux Libertine2" officeooo:rsid="0067a29a"/>
    </style:style>
    <style:style style:name="T48" style:family="text">
      <style:text-properties style:font-name="Linux Libertine2" officeooo:rsid="00680627"/>
    </style:style>
    <style:style style:name="T49" style:family="text">
      <style:text-properties style:font-name="Linux Libertine2" officeooo:rsid="006907dd"/>
    </style:style>
    <style:style style:name="T50" style:family="text">
      <style:text-properties style:font-name="Linux Libertine2" officeooo:rsid="006ae974"/>
    </style:style>
    <style:style style:name="T51" style:family="text">
      <style:text-properties style:font-name="Linux Libertine2" officeooo:rsid="006b3f5b"/>
    </style:style>
    <style:style style:name="T52" style:family="text">
      <style:text-properties style:font-name="Linux Libertine2" officeooo:rsid="006cabb9"/>
    </style:style>
    <style:style style:name="T53" style:family="text">
      <style:text-properties style:font-name="Linux Libertine2" officeooo:rsid="00738dbd"/>
    </style:style>
    <style:style style:name="T54" style:family="text">
      <style:text-properties style:font-name="Linux Libertine2" officeooo:rsid="0076c1d8"/>
    </style:style>
    <style:style style:name="T55" style:family="text">
      <style:text-properties style:font-name="Linux Libertine2" fo:font-style="normal" fo:font-weight="bold" officeooo:rsid="008163ed" style:font-style-asian="normal" style:font-weight-asian="bold" style:font-style-complex="normal" style:font-weight-complex="bold"/>
    </style:style>
    <style:style style:name="T56" style:family="text">
      <style:text-properties style:font-name="Linux Libertine2" fo:font-style="normal" fo:font-weight="normal" officeooo:rsid="008163ed" style:font-style-asian="normal" style:font-weight-asian="normal" style:font-style-complex="normal" style:font-weight-complex="normal"/>
    </style:style>
    <style:style style:name="T57" style:family="text">
      <style:text-properties style:font-name="Linux Libertine2" fo:font-style="normal" fo:font-weight="normal" officeooo:rsid="0082544b" style:font-style-asian="normal" style:font-weight-asian="normal" style:font-style-complex="normal" style:font-weight-complex="normal"/>
    </style:style>
    <style:style style:name="T58" style:family="text">
      <style:text-properties style:font-name="Linux Libertine2" officeooo:rsid="00854040"/>
    </style:style>
    <style:style style:name="T59" style:family="text">
      <style:text-properties style:font-name="Linux Libertine2" officeooo:rsid="0087d7c1"/>
    </style:style>
    <style:style style:name="T60" style:family="text">
      <style:text-properties officeooo:rsid="005f6e55"/>
    </style:style>
    <style:style style:name="T61" style:family="text">
      <style:text-properties officeooo:rsid="0060d150"/>
    </style:style>
    <style:style style:name="T62" style:family="text">
      <style:text-properties officeooo:rsid="0060d5cd"/>
    </style:style>
    <style:style style:name="T63" style:family="text">
      <style:text-properties officeooo:rsid="006305b7"/>
    </style:style>
    <style:style style:name="T64" style:family="text">
      <style:text-properties officeooo:rsid="0064bf69"/>
    </style:style>
    <style:style style:name="T65" style:family="text">
      <style:text-properties officeooo:rsid="0067a29a"/>
    </style:style>
    <style:style style:name="T66" style:family="text">
      <style:text-properties officeooo:rsid="00680627"/>
    </style:style>
    <style:style style:name="T67" style:family="text">
      <style:text-properties officeooo:rsid="006cea3e"/>
    </style:style>
    <style:style style:name="T68" style:family="text">
      <style:text-properties officeooo:rsid="006d83c3"/>
    </style:style>
    <style:style style:name="T69" style:family="text">
      <style:text-properties officeooo:rsid="006edbd3"/>
    </style:style>
    <style:style style:name="T70" style:family="text">
      <style:text-properties officeooo:rsid="00702f18"/>
    </style:style>
    <style:style style:name="T71" style:family="text">
      <style:text-properties officeooo:rsid="0071e35c"/>
    </style:style>
    <style:style style:name="T72" style:family="text">
      <style:text-properties officeooo:rsid="0076c1d8"/>
    </style:style>
    <style:style style:name="T73" style:family="text">
      <style:text-properties officeooo:rsid="00797e17"/>
    </style:style>
    <style:style style:name="T74" style:family="text">
      <style:text-properties officeooo:rsid="007a85a4"/>
    </style:style>
    <style:style style:name="T75" style:family="text">
      <style:text-properties officeooo:rsid="007c0d69"/>
    </style:style>
    <style:style style:name="T76" style:family="text">
      <style:text-properties officeooo:rsid="007f91dc"/>
    </style:style>
    <style:style style:name="T77" style:family="text">
      <style:text-properties officeooo:rsid="008b6716"/>
    </style:style>
    <style:style style:name="T78" style:family="text">
      <style:text-properties officeooo:rsid="008ca583"/>
    </style:style>
    <style:style style:name="T79" style:family="text">
      <style:text-properties style:font-weight-asian="bold"/>
    </style:style>
    <style:style style:name="T80"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 <text:span text:style-name="T60">Switch Kernel Network Driver</text:span><text:span text:style-name="T26"> (</text:span><text:span text:style-name="T60">wrnet)</text:span><text:span text:style-name="T26"> informal specification</text:span></text:p>
      <text:p text:style-name="P3">version 0.1</text:p>
      <text:p text:style-name="P12"/>
      <text:p text:style-name="P11"><text:span text:style-name="T25">Tomasz W</text:span><text:span text:style-name="T16">ł</text:span><text:span text:style-name="T25">ostowski/CERN BE-Co-HT </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Introduction<text:tab/>2</text:p>
          <text:p text:style-name="P36"><text:s/>2.wrnet driver features<text:tab/>2</text:p>
          <text:p text:style-name="P37"><text:s/>2.1.Endpoints<text:tab/>2</text:p>
          <text:p text:style-name="P37"><text:s/>2.2.The NIC<text:tab/>3</text:p>
          <text:p text:style-name="P37"><text:s/>2.3.PPS Generator<text:tab/>5</text:p>
          <text:p text:style-name="P37"><text:s/>2.4.TX Timestamping unit (TXTSU)<text:tab/>6</text:p>
          <text:p text:style-name="P36"><text:s/>3.PTP-related features<text:tab/>6</text:p>
          <text:p text:style-name="P37"><text:s/>3.1.Generating TX timestamps<text:tab/>6</text:p>
          <text:p text:style-name="P37"><text:s/>3.2.Generating RX timestamps<text:tab/>7</text:p>
          <text:p text:style-name="P37"><text:s/>3.3.Timestamp postprocessing<text:tab/>7</text:p>
          <text:p text:style-name="P37"><text:s/>3.4.DMTD readout and calibration pattern controls<text:tab/>7</text:p>
        </text:index-body>
      </text:table-of-content>
      <text:p text:style-name="P2"/>
      <text:p text:style-name="P1"/>
      <text:p text:style-name="P4"/>
      <text:p text:style-name="P4"/>
      <text:p text:style-name="P4"/>
      <text:p text:style-name="P20"/>
      <text:h text:style-name="Heading_20_1" text:outline-level="1">Introduction</text:h>
      <text:p text:style-name="P7"/>
      <text:p text:style-name="P6"><text:tab/><text:span text:style-name="T78">The </text:span><text:span text:style-name="T60">White Rabbit Switch Kernel Network Driver (called wrnet) implements a hybrid Linux device driver, </text:span><text:span text:style-name="T62">providing multiple</text:span><text:span text:style-name="T61"> network </text:span><text:span text:style-name="T62">interfaces </text:span><text:span text:style-name="T61">with accurate PTP timestamping. The driver shall support the set of </text:span><text:span text:style-name="T70">HDL peripherals</text:span><text:span text:style-name="T61"> depicted </text:span><text:span text:style-name="T78">i</text:span><text:span text:style-name="T61">n </text:span><text:span text:style-name="T14">fig. 1. </text:span><text:span text:style-name="T18">The blocks which are drawn using dashed line are irrelevant for the wrnet driver.</text:span></text:p>
      <text:p text:style-name="P15"/>
      <text:p text:style-name="P15"><draw:frame draw:style-name="fr1" draw:name="graphics2" text:anchor-type="paragraph" svg:width="4.6472in" svg:height="2.9917in" draw:z-index="0"><draw:image xlink:href="Pictures/200002E7000049E600003043BA7FD9F8.wmf" xlink:type="simple" xlink:show="embed" xlink:actuate="onLoad"/></draw:frame></text:p>
      <text:p text:style-name="P15"/>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pan text:style-name="T12">Fig</text:span><text:span text:style-name="T13">ure</text:span><text:span text:style-name="T12"> 1. </text:span><text:span text:style-name="T17">HDL modules supported by the wrnet driver (grey boxes only)</text:span></text:p>
      <text:list xml:id="list1903831772" text:style-name="L1">
        <text:list-header>
          <text:p text:style-name="P38"/>
        </text:list-header>
      </text:list>
      <text:h text:style-name="P86" text:outline-level="1">wrnet driver features</text:h>
      <text:p text:style-name="P17"/>
      <text:p text:style-name="P17"><text:tab/>The wrnet driver shall provide the following features:</text:p>
      <text:list xml:id="list619153359" text:style-name="L2">
        <text:list-item>
          <text:list>
            <text:list-item>
              <text:p text:style-name="P39">Support for a configurable number of WR endpoints connected to a single NIC via the Swcore, each of the endpoints will be connected to a physical port (SFP or copper). </text:p>
            </text:list-item>
            <text:list-item>
              <text:p text:style-name="P39">Data coming from/to all the endpoints is passed via the Swcore to/from the NIC. The NIC implements the CPU packet queues, shared between the endpoints.</text:p>
            </text:list-item>
            <text:list-item>
              <text:p text:style-name="P41"><text:span text:style-name="T63">Each Endpoint shall be identified by the kernel as a separate network interface (</text:span><text:span text:style-name="T1">wrux</text:span><text:span text:style-name="T63"> for the uplinks, </text:span><text:span text:style-name="T1">wrdx</text:span><text:span text:style-name="T63"> for the downlinks).</text:span></text:p>
            </text:list-item>
            <text:list-item>
              <text:p text:style-name="P39">The driver shall provide the WR PTP compatible timestamps.</text:p>
            </text:list-item>
            <text:list-item>
              <text:p text:style-name="P39">The driver shall provide calibration and DMTD readout ioctls.</text:p>
            </text:list-item>
            <text:list-item>
              <text:p text:style-name="P42"><text:span text:style-name="T63">The driver shall register a</text:span><text:span text:style-name="T67">n adjustable</text:span><text:span text:style-name="T63"> timesource in the </text:span><text:span text:style-name="T78">kernel which provides the PTP time.</text:span></text:p>
            </text:list-item>
          </text:list>
        </text:list-item>
      </text:list>
      <text:list xml:id="list1019096233" text:style-name="L3">
        <text:list-item>
          <text:list>
            <text:list-header>
              <text:p text:style-name="P40"/>
            </text:list-header>
          </text:list>
        </text:list-item>
      </text:list>
      <text:h text:style-name="P88" text:outline-level="2">Endpoints</text:h>
      <text:p text:style-name="P25"/>
      <text:p text:style-name="P25"><text:tab/>The WR Endpoint comprises an WR-compatible Ethernet MAC and 1000Base-X or GMII PCS (Physical Coding Sublayer). A number of WR endpoints + Swcore + WR NIC make a multi-port WR network adapter.</text:p>
      <text:p text:style-name="P25"/>
      <text:p text:style-name="P22"><text:soft-page-break/><text:span text:style-name="T63"><text:tab/></text:span><text:span text:style-name="T64">The wrnet driver shall implement the following endpoint-related features:</text:span></text:p>
      <text:list xml:id="list1957260531" text:style-name="L4">
        <text:list-item>
          <text:p text:style-name="P55"><text:span text:style-name="T46">register </text:span><text:span text:style-name="T45">initialization </text:span><text:span text:style-name="T46">(see </text:span><text:span text:style-name="T2">void ep_enable()</text:span><text:span text:style-name="T46"> in wr_minic driver),</text:span></text:p>
        </text:list-item>
        <text:list-item>
          <text:p text:style-name="P57">assigning an unique MAC address. The MAC address will be provided by the wrsw_hal daemon, based on the switch configuration. <text:span text:style-name="T72">The interface can't be brought up (</text:span><text:span text:style-name="T3">ifconfig wrxx up</text:span><text:span text:style-name="T72">) without assigning it a MAC address first (</text:span><text:span text:style-name="T3">ifconfig wrxx hw ether xx:yy:zz....</text:span><text:span text:style-name="T72">)</text:span></text:p>
        </text:list-item>
        <text:list-item>
          <text:p text:style-name="P57">assigning an unique port ID (see the EP_ECR register documentation) which will be used by the NIC to recognize the source/destination port.</text:p>
        </text:list-item>
        <text:list-item>
          <text:p text:style-name="P57">DMTD phase readouts via a private ioctl (see the wr_minic driver)</text:p>
        </text:list-item>
        <text:list-item>
          <text:p text:style-name="P57">Calbration pattern TX/RX control via private ioctls (see the wr_minic driver)</text:p>
        </text:list-item>
        <text:list-item>
          <text:p text:style-name="P57">802.3x autonegotiation (probably via kernel phylib) and initialization of the Endpoints' flow control logic.</text:p>
        </text:list-item>
        <text:list-item>
          <text:p text:style-name="P58">accurate PTP timestamps (using dual-edge TS counters) passed to the userland in the kernel's standard way (see wr_minic driver for the working implementation reference)</text:p>
        </text:list-item>
        <text:list-item>
          <text:p text:style-name="P56"><text:span text:style-name="T47">synchronization of endpoints' local TS <text:s/>counter</text:span><text:span text:style-name="T49">s</text:span><text:span text:style-name="T47"> with the global PPS generator upon a request from the userspace.</text:span></text:p>
        </text:list-item>
        <text:list-item>
          <text:p text:style-name="P59">reading statistic counters (see the RMON section of the Endpoint documentation)</text:p>
        </text:list-item>
      </text:list>
      <text:p text:style-name="P27"/>
      <text:h text:style-name="P89" text:outline-level="2">The NIC</text:h>
      <text:p text:style-name="P26"/>
      <text:p text:style-name="P21"><text:span text:style-name="T47"><text:tab/>The NIC is a packet queue capable of <text:s/></text:span><text:span text:style-name="T48">sending/receiving packets to/from</text:span><text:span text:style-name="T47"> multiple WR Endpoints via the WR Swcore. It </text:span><text:span text:style-name="T52">has</text:span><text:span text:style-name="T47"> </text:span><text:span text:style-name="T51">two descriptor tables (one for TX, one for RX packets) and a shared memory block for packet storage</text:span><text:span text:style-name="T47"> </text:span><text:span text:style-name="T48">(currently without DMA access)</text:span><text:span text:style-name="T47">.</text:span></text:p>
      <text:p text:style-name="P28"><draw:frame draw:style-name="fr1" draw:name="graphics1" text:anchor-type="paragraph" svg:width="4.1472in" svg:height="2.9409in" draw:z-index="3"><draw:image xlink:href="Pictures/200001F0000042AF00002F4A1657D709.wmf"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text:span text:style-name="T71">Figure 2. </text:span><text:span text:style-name="T19">NIC block diagram and connections</text:span></text:p>
      <text:p text:style-name="P28"/>
      <text:p text:style-name="P23"><text:span text:style-name="T50"><text:tab/>The NIC has a pool of N TX descriptors </text:span><text:span text:style-name="T53">and N RX descriptors. Each of the descriptors contains the base address and size of its assigned area in the shared packet buffer memory, READY/EMPTY flag, error indication flag and some timestamping-related paramaters.</text:span></text:p>
      <text:p text:style-name="P60"><text:soft-page-break/>Packet transmission</text:p>
      <text:p text:style-name="P61"/>
      <text:p text:style-name="P34"><text:span text:style-name="T36"><text:tab/></text:span><text:span text:style-name="T44">Below is the algorithm for </text:span><text:span text:style-name="T36">transmi</text:span><text:span text:style-name="T44">ssion of</text:span><text:span text:style-name="T36"> a packet </text:span><text:span text:style-name="T41">coming from a certain interface (</text:span><text:span text:style-name="T4">wrXX</text:span><text:span text:style-name="T41">)</text:span><text:span text:style-name="T36">:</text:span></text:p>
      <text:list xml:id="list1847852682" text:style-name="L5">
        <text:list-item>
          <text:p text:style-name="P78"><text:span text:style-name="T36">Enable transmission in </text:span><text:span text:style-name="T37">the </text:span><text:span text:style-name="T36">NIC Control Register.</text:span></text:p>
        </text:list-item>
        <text:list-item>
          <text:p text:style-name="P78"><text:span text:style-name="T36">Reserve necessary space in the NIC packet RAM and store the packet contents in the reserved block. These include the packet header: valid destination MAC, empty source MAC (it will be embedded by the Endpoint transmitting the packet, ethertype/802.1q header and payload </text:span><text:span text:style-name="T53">without the CRC field </text:span><text:span text:style-name="T36">(generated in the Endpoint).</text:span></text:p>
        </text:list-item>
        <text:list-item>
          <text:p text:style-name="P79"><text:span text:style-name="T38">Fill the DPM field in the descriptor header, indicating to which physical port the packet should go. </text:span><text:span text:style-name="T41">For example, if the userland sends a packet to interface </text:span><text:span text:style-name="T4">wrd1</text:span><text:span text:style-name="T41">, which is connected to Swcore port 3, we shall write </text:span><text:span text:style-name="T4">(1&lt;&lt;3) = 0x8</text:span><text:span text:style-name="T41"> into DPM register</text:span><text:span text:style-name="T38">.</text:span></text:p>
        </text:list-item>
        <text:list-item>
          <text:p text:style-name="P62">If the packet has to be timestamped, set the TS_E bit and provide a unique value of TS_ID in the descriptor header.</text:p>
        </text:list-item>
        <text:list-item>
          <text:p text:style-name="P62">Set the READY bit to 1. The NIC start transmitting the contents of the descriptor. If there are more T<text:span text:style-name="T78">X</text:span> descriptors with READY=1, they will be transmitted subsequently. </text:p>
        </text:list-item>
        <text:list-item>
          <text:p text:style-name="P62">If an error occurred, the NIC:</text:p>
          <text:p text:style-name="P62">- stops transmitting the packet</text:p>
          <text:p text:style-name="P78"><text:span text:style-name="T36">- disables transmission (TX_E bit in </text:span><text:span text:style-name="T41">CR reg</text:span><text:span text:style-name="T36"> goes to 0)</text:span></text:p>
          <text:p text:style-name="P62">- clears READY and sets ERROR bit in the failed descriptor</text:p>
          <text:p text:style-name="P78"><text:span text:style-name="T36">- triggers TX error interrupt. The driver can then retransmit or drop the packet. </text:span><text:span text:style-name="T41">TX Error interrupt is generated by ORing ERROR bits in all TX descriptors and it's level-active.</text:span></text:p>
          <text:p text:style-name="P63">The driver should clear the encountered ERROR flag and eventually retransmit or drop the packet.</text:p>
        </text:list-item>
        <text:list-item>
          <text:p text:style-name="P78"><text:span text:style-name="T36">When there </text:span><text:span text:style-name="T41">are no remaining ready TX </text:span><text:span text:style-name="T36">descriptors, the NIC triggers a TX_DONE interrupt. </text:span></text:p>
        </text:list-item>
        <text:list-item>
          <text:p text:style-name="P78"><text:span text:style-name="T36">If the packets were meant to be timestamped, the TX timestamps can be re</text:span><text:span text:style-name="T39">treived</text:span><text:span text:style-name="T36"> from the TX timestamping unit </text:span><text:span text:style-name="T39">(See Timestamping </text:span><text:span text:style-name="T40">section</text:span><text:span text:style-name="T39">).</text:span></text:p>
        </text:list-item>
      </text:list>
      <text:p text:style-name="P65"><text:tab/></text:p>
      <text:p text:style-name="P35"><text:span text:style-name="T54">WARNING: <text:s/></text:span><text:span text:style-name="T38">The NIC is treated like a virtual network card connected to a virtual switch port – that implies that packet loss may occur between the NIC and its destination endpoint. You can </text:span><text:span text:style-name="T41">never</text:span><text:span text:style-name="T38"> assume that the physical transmission was successful – even if the packet appears to be have been sent successfully</text:span><text:span text:style-name="T41"> by the NIC</text:span><text:span text:style-name="T38"> (ERROR = 0 in the descriptor header).</text:span></text:p>
      <text:p text:style-name="P66"/>
      <text:p text:style-name="P43">Packet reception</text:p>
      <text:p text:style-name="P43"/>
      <text:p text:style-name="P44"><text:tab/>The reception procedure goes as follows:</text:p>
      <text:list xml:id="list611970944" text:style-name="L6">
        <text:list-item>
          <text:p text:style-name="P46">Enable reception by setting a bit in CR register.</text:p>
        </text:list-item>
        <text:list-item>
          <text:p text:style-name="P46">Initialize the RX descriptors. Reserve memory in the packet RAM for each of them.</text:p>
        </text:list-item>
        <text:list-item>
          <text:p text:style-name="P46">Mark the descriptors as EMPTY.</text:p>
        </text:list-item>
        <text:list-item>
          <text:p text:style-name="P46">A frame arrives and it's written into the first available RX descriptor. Immediately after enabling reception, it's descriptor 0. </text:p>
        </text:list-item>
        <text:list-item>
          <text:p text:style-name="P45"><text:span text:style-name="T73">When a packet has been successfully received (and written by the NIC to the first available </text:span><text:span text:style-name="T73">RX descriptor), the descriptor's EMPTY flag will be set to 0 and you will get an interrupt. The ISR should receive all allocated RX descriptors which aren't empty. The driver must check the source port ID in the descriptor header and put the received packet in the queue belonging to </text:span><text:soft-page-break/><text:span text:style-name="T73">corresponding network interface.</text:span></text:p>
        </text:list-item>
        <text:list-item>
          <text:p text:style-name="P47">If the received packet has got a timestamp (GOT_TS = 1), it should be read and passed to the userspace.</text:p>
        </text:list-item>
        <text:list-item>
          <text:p text:style-name="P45"><text:span text:style-name="T73">If an error occurred, RX_ERROR interrupt will be triggered. The ISR shall </text:span><text:span text:style-name="T74">clear the faulty descriptor and</text:span><text:span text:style-name="T73"> continue receiving packets.</text:span></text:p>
          <text:p text:style-name="P50"/>
        </text:list-item>
      </text:list>
      <text:h text:style-name="P95" text:outline-level="2">PPS Generator</text:h>
      <text:p text:style-name="P33"/>
      <text:p text:style-name="P21"><text:span text:style-name="T65"><text:tab/></text:span><text:span text:style-name="T66">The PPS generator produces the system-wide PPS signal and UTC time. Since the PTP timestamping must be done using identical time base in every endpoint (which requires a pretty tight cooperation between the PPSG and the endpoints), the PPSG </text:span><text:span text:style-name="T69">support</text:span><text:span text:style-name="T66"> should be integrated within </text:span><text:span text:style-name="T68">the </text:span><text:span text:style-name="T66">wrnet driver.</text:span></text:p>
      <text:p text:style-name="P18"><text:tab/></text:p>
      <text:p text:style-name="P51"><draw:frame draw:style-name="fr1" draw:name="graphics4" text:anchor-type="paragraph" svg:width="4.772in" svg:height="1.6307in" draw:z-index="1"><draw:image xlink:href="Pictures/2000023800003BF80000147D3100FC79.wmf" xlink:type="simple" xlink:show="embed" xlink:actuate="onLoad"/></draw:frame></text:p>
      <text:p text:style-name="P51"/>
      <text:p text:style-name="P51"/>
      <text:p text:style-name="P51"/>
      <text:p text:style-name="P51"/>
      <text:p text:style-name="P51"/>
      <text:p text:style-name="P51"/>
      <text:p text:style-name="P51"/>
      <text:p text:style-name="P51"/>
      <text:p text:style-name="P19"><text:span text:style-name="T15">Figure 3.</text:span><text:span text:style-name="T74"> PPS generator diagram</text:span></text:p>
      <text:p text:style-name="P51"/>
      <text:p text:style-name="P51"><text:tab/>PPSG produces the following:</text:p>
      <text:list xml:id="list295483548" text:style-name="L7">
        <text:list-item>
          <text:p text:style-name="P52">System time (a second counter)</text:p>
        </text:list-item>
        <text:list-item>
          <text:p text:style-name="P52">PPS pulses of programmable width</text:p>
        </text:list-item>
        <text:list-item>
          <text:p text:style-name="P52">sync signal for synchronization of the TS units in the Endpoints (so every endpoint uses the same time base for producing the timestamps).</text:p>
        </text:list-item>
      </text:list>
      <text:p text:style-name="P51"/>
      <text:p text:style-name="P51">PPSG should be seen by the OS as a real-time clock and provide the two following operations:</text:p>
      <text:list xml:id="list661512995" text:style-name="L8">
        <text:list-item>
          <text:p text:style-name="P53">setting the seconds and nanoseconds counters</text:p>
        </text:list-item>
        <text:list-item>
          <text:p text:style-name="P53">adjusting the seconds and nanoseconds counters by adding/subtracting a specified value (this operation must be atomic)</text:p>
          <text:p text:style-name="P54"/>
        </text:list-item>
      </text:list>
      <text:p text:style-name="P51"/>
      <text:p text:style-name="P8"><text:span text:style-name="T74">WARNING:</text:span><text:span text:style-name="T20"> Adjustment of PPSG counters causes the adjustment of <text:s/>the TS counters in all the Endpoints via the synchronization mechanism. Therefore, all timestamps taken during the PPSG adjust operation </text:span><text:span text:style-name="T74">must be discarded.</text:span></text:p>
      <text:p text:style-name="P48"/>
      <text:p text:style-name="P9"><text:span text:style-name="T75">NOTE:</text:span><text:span text:style-name="T21"> </text:span><text:span text:style-name="T22">P</text:span><text:span text:style-name="T21">lease don't use </text:span><text:span text:style-name="T5">adjtime/adjtimex</text:span><text:span text:style-name="T42"> for adjusting the counters. I would prefer to have a simple ioctl for that to be sure that no application except for the PTP daemon will be messing </text:span><text:span text:style-name="T43">around </text:span><text:span text:style-name="T42">with the PPSG.</text:span></text:p>
      <text:p text:style-name="P49"/>
      <text:p text:style-name="P10"><text:span text:style-name="T77">NOTE: </text:span><text:span text:style-name="T23">The PPSG driver is already </text:span><text:span text:style-name="T24">present</text:span><text:span text:style-name="T23"> in the </text:span><text:span text:style-name="T6">libswitchhw</text:span><text:span text:style-name="T23">. You can use this as a reference.</text:span></text:p>
      <text:p text:style-name="P49"/>
      <text:p text:style-name="P49"/>
      <text:h text:style-name="P91" text:outline-level="2"><text:soft-page-break/>TX Timestamping unit (TXTSU)</text:h>
      <text:p text:style-name="P75"/>
      <text:p text:style-name="P31"><text:span text:style-name="T27"><text:tab/>The role of the TXTSU is to receive the TX timestamps from all Endpoints and provide a FIFO interface for the wrnet driver for retreiving them. <text:s/></text:span><text:span text:style-name="T28">It's a simple 32-entry FIFO in which each entry contains:</text:span></text:p>
      <text:list xml:id="list2120596427" text:style-name="L9">
        <text:list-item>
          <text:p text:style-name="P67">the value of the TX timestamp</text:p>
        </text:list-item>
        <text:list-item>
          <text:p text:style-name="P67">the ID of the timestamped frame</text:p>
        </text:list-item>
        <text:list-item>
          <text:p text:style-name="P67">the ID of the Endpoint which produced the timestamp.</text:p>
        </text:list-item>
      </text:list>
      <text:p text:style-name="P68"/>
      <text:p text:style-name="P68"><text:tab/>TXTSU produces a level-active interrupt when the FIFO is not empty. This interrupt must be handled by the driver during the timestamping process.</text:p>
      <text:p text:style-name="P68"/>
      <text:h text:style-name="P87" text:outline-level="1">PTP-related features</text:h>
      <text:h text:style-name="P93" text:outline-level="2">Generating TX timestamps</text:h>
      <text:p text:style-name="P69"/>
      <text:p text:style-name="P32"><text:span text:style-name="T29">The process of generating TX timestamps is depicted on </text:span><text:span text:style-name="T31">figure 4</text:span><text:span text:style-name="T29">. </text:span></text:p>
      <text:p text:style-name="P80"><draw:frame draw:style-name="fr1" draw:name="graphics5" text:anchor-type="paragraph" svg:width="4.822in" svg:height="2.2854in" draw:z-index="2"><draw:image xlink:href="Pictures/2000022600004E3E000025173FD325C0.wmf" xlink:type="simple" xlink:show="embed" xlink:actuate="onLoad"/></draw:frame></text:p>
      <text:p text:style-name="P81"/>
      <text:p text:style-name="P82"/>
      <text:p text:style-name="P81"/>
      <text:p text:style-name="P85"/>
      <text:p text:style-name="P85"/>
      <text:p text:style-name="P85"/>
      <text:p text:style-name="P85"/>
      <text:p text:style-name="P85"/>
      <text:p text:style-name="P30"><text:span text:style-name="T31">Figure 4. </text:span><text:span text:style-name="T32">TX timestamping </text:span><text:span text:style-name="T35">data flow</text:span><text:span text:style-name="T32">.</text:span></text:p>
      <text:p text:style-name="P30"><text:span text:style-name="T32">Below is an explanation of </text:span><text:span text:style-name="T33">the </text:span><text:span text:style-name="T32">TX timestamping </text:span><text:span text:style-name="T34">process</text:span><text:span text:style-name="T32">:</text:span></text:p>
      <text:list xml:id="list1859220712" text:style-name="L10">
        <text:list-item>
          <text:p text:style-name="P70">the driver assigns a 16-bit timestamp ID for the packet and enables timestamping in the TX descriptor header.</text:p>
        </text:list-item>
        <text:list-item>
          <text:p text:style-name="P70">the NIC will send the packet with associated TS_ID in the TX OOB block</text:p>
        </text:list-item>
        <text:list-item>
          <text:p text:style-name="P70">the packet reaches the Endpoint. The Endpoint detects the TX OOB block and generates the TX timestamp</text:p>
        </text:list-item>
        <text:list-item>
          <text:p text:style-name="P70">the TX timestamp value, TS_ID value and the identifier of the endpoint which produced the timestamp are passed together to the TXTSU in which they are stored in a FIFO register</text:p>
        </text:list-item>
        <text:list-item>
          <text:p text:style-name="P70">the driver gets the TXTSU interrupt and reads out the timestamp value from the TXTSU FIFO. Because we have the frame and endpoint ID, we can assign the retreived timestamp to the correct frame.</text:p>
        </text:list-item>
      </text:list>
      <text:h text:style-name="P90" text:outline-level="2"><text:soft-page-break/><text:span text:style-name="T76">Generating RX </text:span><text:span text:style-name="T76">timestamps</text:span></text:h>
      <text:p text:style-name="P69"/>
      <text:p text:style-name="P69">RX timestamps are automatically generated and appended to WRF transfers when RX timestamping is enabled in the Endpoint. The value of RX timestamp can be simply read from the RX descriptor.</text:p>
      <text:h text:style-name="P94" text:outline-level="2">Timestamp postprocessing</text:h>
      <text:p text:style-name="P76"/>
      <text:p text:style-name="P69"><text:tab/>The raw timestamp values produced by the Endpoints need to be postprocessed. Postprocessing includes:</text:p>
      <text:list xml:id="list1351792054" text:style-name="L11">
        <text:list-item>
          <text:p text:style-name="P71">merging the nanoseconds part (produced by the Endpoint) with the seconds part (read from the PPSG)</text:p>
        </text:list-item>
        <text:list-item>
          <text:p text:style-name="P71">checking if the falling edge counter isn't ahead of the rising edge counter to detect metastabilities</text:p>
        </text:list-item>
        <text:list-item>
          <text:p text:style-name="P64"><text:span text:style-name="T29">converting the timestamps into </text:span><text:span text:style-name="T7">timespec</text:span><text:span text:style-name="T29"> format. The</text:span><text:span text:style-name="T30"> MSB of the </text:span><text:span text:style-name="T8">tv_sec</text:span><text:span text:style-name="T30"> value should indicate if the counters are not equal</text:span></text:p>
        </text:list-item>
      </text:list>
      <text:p text:style-name="P72"/>
      <text:p text:style-name="P24"><text:span text:style-name="T55">NOTE:</text:span><text:span text:style-name="T56"> See the </text:span><text:span text:style-name="T9">minic_rx_frame()</text:span><text:span text:style-name="T56"> </text:span><text:span text:style-name="T57">f</text:span><text:span text:style-name="T56">un</text:span><text:span text:style-name="T57">c</text:span><text:span text:style-name="T56">t</text:span><text:span text:style-name="T57">i</text:span><text:span text:style-name="T56">o</text:span><text:span text:style-name="T57">n </text:span><text:span text:style-name="T56">in the miNIC driver for the implementation of timestamp postprocessing. <text:s/>It will be identical in the wrnet driver.</text:span></text:p>
      <text:p text:style-name="P72"/>
      <text:h text:style-name="P92" text:outline-level="2">DMTD readout and calibration pattern controls</text:h>
      <text:p text:style-name="P77"/>
      <text:p text:style-name="P73">The driver must provide two following private ioctls for handling WR calibration and DMTD readout:</text:p>
      <text:list xml:id="list1720965626" text:style-name="L12">
        <text:list-item>
          <text:p text:style-name="P83"><text:span text:style-name="T10">PRIV_IOCGCALIBRATE</text:span><text:span text:style-name="T58">: Calibration pattern TX/RX control,</text:span></text:p>
        </text:list-item>
      </text:list>
      <text:list xml:id="list1906526190" text:style-name="L13">
        <text:list-item>
          <text:p text:style-name="P84"><text:span text:style-name="T10">PRIV_IOCGGETPHASE</text:span><text:span text:style-name="T58">: DMTD </text:span><text:span text:style-name="T59">p</text:span><text:span text:style-name="T58">hase shift readout.</text:span></text:p>
        </text:list-item>
      </text:list>
      <text:p text:style-name="P74">The implementation of these is already done in the miNIC dr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color="#000000" style:font-name="Linux Libertine"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Linux Libertin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1" fo:font-size="12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9T23:21:42</meta:creation-date>
    <dc:date>2010-10-22T11:02:40</dc:date>
    <meta:editing-duration>PT78H32M59S</meta:editing-duration>
    <meta:editing-cycles>117</meta:editing-cycles>
    <meta:generator>OpenOffice.org/3.2$Linux OpenOffice.org_project/320m19$Build-9505</meta:generator>
    <meta:print-date>2010-10-19T11:20:51</meta:print-date>
    <meta:document-statistic meta:table-count="0" meta:image-count="4" meta:object-count="0" meta:page-count="7" meta:paragraph-count="111" meta:word-count="1713" meta:character-count="10411"/>
  </office:meta>
</office:document-meta>
</file>